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7c81" officeooo:paragraph-rsid="00157c81"/>
    </style:style>
    <style:style style:name="P2" style:family="paragraph" style:parent-style-name="Standard" style:list-style-name="L1">
      <style:text-properties officeooo:rsid="00157c81" officeooo:paragraph-rsid="00157c81"/>
    </style:style>
    <style:style style:name="P3" style:family="paragraph" style:parent-style-name="Standard" style:list-style-name="L2">
      <style:text-properties officeooo:rsid="00157c81" officeooo:paragraph-rsid="00157c81"/>
    </style:style>
    <style:style style:name="P4" style:family="paragraph" style:parent-style-name="Standard" style:list-style-name="L1">
      <style:text-properties officeooo:paragraph-rsid="00157c81"/>
    </style:style>
    <style:style style:name="P5" style:family="paragraph" style:parent-style-name="Standard" style:list-style-name="L1">
      <style:text-properties officeooo:rsid="00158761" officeooo:paragraph-rsid="00158761"/>
    </style:style>
    <style:style style:name="P6" style:family="paragraph" style:parent-style-name="Standard">
      <style:text-properties officeooo:rsid="00158761" officeooo:paragraph-rsid="00158761"/>
    </style:style>
    <style:style style:name="P7" style:family="paragraph" style:parent-style-name="Standard" style:list-style-name="L3">
      <style:text-properties officeooo:rsid="00158761" officeooo:paragraph-rsid="00158761"/>
    </style:style>
    <style:style style:name="P8" style:family="paragraph" style:parent-style-name="Standard" style:list-style-name="L6">
      <style:text-properties officeooo:rsid="00158761" officeooo:paragraph-rsid="00158761"/>
    </style:style>
    <style:style style:name="P9" style:family="paragraph" style:parent-style-name="Standard" style:list-style-name="L7">
      <style:text-properties officeooo:rsid="00158761" officeooo:paragraph-rsid="00158761"/>
    </style:style>
    <style:style style:name="P10" style:family="paragraph" style:parent-style-name="Standard" style:list-style-name="L8">
      <style:text-properties officeooo:rsid="00158761" officeooo:paragraph-rsid="00158761"/>
    </style:style>
    <style:style style:name="P11" style:family="paragraph" style:parent-style-name="Standard" style:list-style-name="L8">
      <style:text-properties officeooo:rsid="0015ef4b" officeooo:paragraph-rsid="0015ef4b"/>
    </style:style>
    <style:style style:name="P12" style:family="paragraph" style:parent-style-name="Standard">
      <style:text-properties officeooo:rsid="0015ef4b" officeooo:paragraph-rsid="0015ef4b"/>
    </style:style>
    <style:style style:name="P13" style:family="paragraph" style:parent-style-name="Standard">
      <style:text-properties officeooo:rsid="00176116" officeooo:paragraph-rsid="00176116"/>
    </style:style>
    <style:style style:name="P14" style:family="paragraph" style:parent-style-name="Standard" style:list-style-name="L9">
      <style:text-properties officeooo:rsid="00176116" officeooo:paragraph-rsid="00176116"/>
    </style:style>
    <style:style style:name="T1" style:family="text">
      <style:text-properties officeooo:rsid="00157c8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span text:style-name="T1">Online learning platform (Udemy clone)</text:span></text:p>
      <text:p text:style-name="P1"/>
      <text:p text:style-name="P6">Description – You have to develop an online learning platform as Udemy.</text:p>
      <text:p text:style-name="P6">Technologies – Vuejs for frontend, Vuetify, Typecript, NodeJs for backend, database of your choice.</text:p>
      <text:p text:style-name="P6"/>
      <text:p text:style-name="P6">Functionalities : </text:p>
      <text:p text:style-name="P6"/>
      <text:list xml:id="list939153243" text:style-name="L3">
        <text:list-item>
          <text:p text:style-name="P7">Signup</text:p>
        </text:list-item>
      </text:list>
      <text:p text:style-name="P6"><text:tab/>- Signup as student and Tutor</text:p>
      <text:p text:style-name="P6"><text:tab/>- There will 3 roles as Admin, Tutor, Student</text:p>
      <text:p text:style-name="P6"><text:tab/>- Admin login will be directly in database, no need to signup for admin,.</text:p>
      <text:p text:style-name="P6"/>
      <text:list xml:id="list2484414509" text:style-name="L6">
        <text:list-item>
          <text:p text:style-name="P8">Login/Logout</text:p>
        </text:list-item>
      </text:list>
      <text:p text:style-name="P6"><text:tab/>- Maintain session (stateless)</text:p>
      <text:p text:style-name="P6"><text:tab/>- Use JWT Authentication</text:p>
      <text:p text:style-name="P6"/>
      <text:list xml:id="list1590984092" text:style-name="L7">
        <text:list-item>
          <text:p text:style-name="P9">Home page for Student</text:p>
        </text:list-item>
      </text:list>
      <text:p text:style-name="P6"><text:tab/>- It has courses added by tutor to purchase</text:p>
      <text:p text:style-name="P13"><text:tab/></text:p>
      <text:list xml:id="list1116441855" text:style-name="L9">
        <text:list-item>
          <text:p text:style-name="P14">Home page for Tutor</text:p>
          <text:p text:style-name="P14">- Same as student but have one option to add course</text:p>
        </text:list-item>
      </text:list>
      <text:p text:style-name="P6"/>
      <text:list xml:id="list1440386115" text:style-name="L8">
        <text:list-item>
          <text:p text:style-name="P10">Search for Courses( Fuzzy search)</text:p>
        </text:list-item>
      </text:list>
      <text:p text:style-name="P6"/>
      <text:list xml:id="list3314623137067" text:continue-numbering="true" text:style-name="L8">
        <text:list-item>
          <text:p text:style-name="P11">Instructor functionality</text:p>
          <text:p text:style-name="P11">- Tutor can add/delete videos, notes, source code etc</text:p>
        </text:list-item>
      </text:list>
      <text:p text:style-name="P12"/>
      <text:list xml:id="list3314843595950" text:continue-numbering="true" text:style-name="L8">
        <text:list-item>
          <text:p text:style-name="P11">Student functionality</text:p>
          <text:p text:style-name="P11">- Student can view and purchase courses</text:p>
          <text:p text:style-name="P11">- Student can rate the course(Anyone can see the average ratings)</text:p>
          <text:p text:style-name="P11">- student can take notes at any point of time in video(optional)</text:p>
        </text:list-item>
      </text:list>
      <text:p text:style-name="P12"/>
      <text:list xml:id="list3314983674911" text:continue-numbering="true" text:style-name="L8">
        <text:list-item>
          <text:p text:style-name="P11">Payment Gateway Api Integration (for student to buy course)</text:p>
        </text:list-item>
      </text:list>
      <text:p text:style-name="P12"/>
      <text:list xml:id="list3315694195088" text:continue-numbering="true" text:style-name="L8">
        <text:list-item>
          <text:p text:style-name="P11">Admin functionality</text:p>
          <text:p text:style-name="P11">- Admin can view no of courses purchased, no of courses, no of tutors and no of students using graph (statistics)</text:p>
          <text:p text:style-name="P11"/>
        </text:list-item>
      </text:list>
      <text:list xml:id="list3331575676" text:style-name="L2">
        <text:list-header>
          <text:p text:style-name="P3"/>
        </text:list-header>
      </text:list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11:27:06.551047978</meta:creation-date>
    <dc:date>2023-04-10T00:33:12.955432225</dc:date>
    <meta:editing-duration>PT12H55M5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8" meta:word-count="195" meta:character-count="1095" meta:non-whitespace-character-count="930"/>
  </office:meta>
</office:document-meta>
</file>